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lbany" svg:font-family="Albany" style:font-family-generic="roman" style:font-pitch="variable"/>
    <style:font-face style:name="Albany1" svg:font-family="Albany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106cm" style:contextual-spacing="false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2" style:family="paragraph" style:parent-style-name="Standard">
      <style:text-properties officeooo:rsid="000e7a83" officeooo:paragraph-rsid="000e7a83"/>
    </style:style>
    <style:style style:name="P3" style:family="paragraph" style:parent-style-name="Text_20_body" style:list-style-name="WWNum2">
      <style:paragraph-properties fo:margin-left="1.905cm" fo:margin-right="0cm" fo:text-align="center" style:justify-single-word="false" fo:text-indent="-0.635cm" style:auto-text-indent="false" style:writing-mode="lr-tb"/>
      <style:text-properties style:font-name="Liberation Serif" fo:font-weight="bold" officeooo:rsid="000e7a83" officeooo:paragraph-rsid="000e7a83" style:font-weight-asian="bold" style:font-weight-complex="bold"/>
    </style:style>
    <style:style style:name="P4" style:family="paragraph" style:parent-style-name="Text_20_body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.053cm" fo:margin-right="0.053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bold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list>
            <text:list-header>
              <text:p text:style-name="P3">COMANDO CHAGE</text:p>
            </text:list-header>
          </text:list>
        </text:list-item>
      </text:list>
      <text:p text:style-name="P4"><text:span text:style-name="T3">El comando </text:span><text:span text:style-name="Source_20_Text"><text:span text:style-name="T4">chage</text:span></text:span><text:span text:style-name="T3"> en Linux te permite modificar la información de caducidad de las contraseñas de los usuarios. Puedes usar este comando para ver, cambiar, avisar o bloquear la fecha de último cambio, el número de días entre cambios, el número de días de advertencia o el estado de bloqueo de una cuenta. Aquí hay algunos ejemplos de cómo usar el comando </text:span><text:span text:style-name="Source_20_Text"><text:span text:style-name="T4">chage</text:span></text:span><text:span text:style-name="T3">:</text:span></text:p>
      <text:list text:style-name="L1">
        <text:list-item>
          <text:p text:style-name="P5"><text:span text:style-name="T3">Para ver la información sobre la fecha de caducidad de la contraseña de un usuario, utiliza la opción de línea de comandos </text:span><text:span text:style-name="Source_20_Text"><text:span text:style-name="T4">-l</text:span></text:span><text:span text:style-name="T3">. Por ejemplo, para ver la información de caducidad de la contraseña del usuario </text:span><text:span text:style-name="Source_20_Text"><text:span text:style-name="T4">juan</text:span></text:span><text:span text:style-name="T3">, escribe el siguiente comando:</text:span></text:p>
        </text:list-item>
      </text:list>
      <text:p text:style-name="P1"><text:span text:style-name="Source_20_Text">sudo chage -l juan</text:span></text:p>
      <text:list text:style-name="L2">
        <text:list-item>
          <text:p text:style-name="P6"><text:span text:style-name="T3">Para cambiar la fecha de caducidad de la contraseña de un usuario, utiliza la opción de línea de comandos </text:span><text:span text:style-name="Source_20_Text"><text:span text:style-name="T4">-M</text:span></text:span><text:span text:style-name="T3">. Por ejemplo, para establecer la fecha de caducidad de la contraseña del usuario </text:span><text:span text:style-name="Source_20_Text"><text:span text:style-name="T4">juan</text:span></text:span><text:span text:style-name="T3"> en 90 días, escribe el siguiente comando:</text:span></text:p>
        </text:list-item>
      </text:list>
      <text:p text:style-name="P1"><text:span text:style-name="Source_20_Text">sudo chage -M 90 juan</text:span></text:p>
      <text:list text:style-name="L3">
        <text:list-item>
          <text:p text:style-name="P7"><text:span text:style-name="T3">Para cambiar la fecha del último cambio de contraseña de un usuario, utiliza la opción de línea de comandos </text:span><text:span text:style-name="Source_20_Text"><text:span text:style-name="T4">-d</text:span></text:span><text:span text:style-name="T3">. Por ejemplo, para establecer la fecha del último cambio de contraseña del usuario </text:span><text:span text:style-name="Source_20_Text"><text:span text:style-name="T4">juan</text:span></text:span><text:span text:style-name="T3"> en 2022-02-01, escribe el siguiente comando:</text:span></text:p>
        </text:list-item>
      </text:list>
      <text:p text:style-name="P1"><text:span text:style-name="Source_20_Text">sudo chage -d 2022-02-01 juan</text:span></text:p>
      <text:p text:style-name="Standard"/>
      <text:p text:style-name="P2"><text:span text:style-name="T2"/></text:p>
      <text:p text:style-name="P2"><text:span text:style-name="T2">Nota</text:span>.-</text:p>
      <text:p text:style-name="P2">Comprueba los cambios que has realizados con el comando chage, haciendo antes de ejecutar dicho comando, una captura del fichero /etc/passwd, y otra captura después, y contrasta los cambios en dicho fich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lbany" svg:font-family="Albany" style:font-family-generic="roman" style:font-pitch="variable"/>
    <style:font-face style:name="Albany1" svg:font-family="Albany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parent-style-name="Standard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rs-novelty_7e_LT_7e_Titel" style:display-name="prs-novelty~LT~Titel" style:family="paragraph">
      <style:paragraph-properties fo:text-align="center" style:justify-single-word="false" fo:orphans="2" fo:widows="2" fo:hyphenation-ladder-count="no-limit" style:writing-mode="lr-tb"/>
      <style:text-properties fo:color="#99284c" loext:opacity="100%" style:text-outline="false" style:text-line-through-style="none" style:text-line-through-type="none" style:font-name="Albany" fo:font-family="Albany" style:font-family-generic="roman" style:font-pitch="variable" fo:font-size="40pt" fo:language="es" fo:country="ES" fo:font-style="italic" fo:text-shadow="none" style:text-underline-style="none" fo:font-weight="bold" style:letter-kerning="true" style:font-name-asian="Albany1" style:font-family-asian="Albany" style:font-family-generic-asian="system" style:font-pitch-asian="variable" style:font-size-asian="40pt" style:language-asian="zh" style:country-asian="CN" style:font-style-asian="italic" style:font-weight-asian="bold" style:font-name-complex="Albany1" style:font-family-complex="Albany" style:font-family-generic-complex="system" style:font-pitch-complex="variable" style:font-size-complex="40pt" style:language-complex="hi" style:country-complex="IN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s-novelty_7e_LT_7e_Gliederung_20_1" style:display-name="prs-novelty~LT~Gliederung 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333333" loext:opacity="100%" style:text-outline="false" style:text-line-through-style="none" style:text-line-through-type="none" style:font-name="Albany" fo:font-family="Albany" style:font-family-generic="roman" style:font-pitch="variable" fo:font-size="32pt" fo:language="es" fo:country="ES" fo:font-style="normal" fo:text-shadow="none" style:text-underline-style="none" fo:font-weight="normal" style:letter-kerning="true" style:font-name-asian="Albany1" style:font-family-asian="Albany" style:font-family-generic-asian="system" style:font-pitch-asian="variable" style:font-size-asian="32pt" style:language-asian="zh" style:country-asian="CN" style:font-style-asian="normal" style:font-weight-asian="normal" style:font-name-complex="Albany1" style:font-family-complex="Albany" style:font-family-generic-complex="system" style:font-pitch-complex="variable" style:font-size-complex="3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eichenformat" style:family="text"/>
    <style:style style:name="Fuente_20_de_20_párrafo_20_predeter." style:display-name="Fuente de párrafo predeter.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dc:date>2024-02-02T14:00:17.022000000</dc:date>
    <meta:editing-duration>PT9M15S</meta:editing-duration>
    <meta:editing-cycles>1</meta:editing-cycles>
    <meta:document-statistic meta:table-count="0" meta:image-count="0" meta:object-count="0" meta:page-count="1" meta:paragraph-count="10" meta:word-count="238" meta:character-count="1378" meta:non-whitespace-character-count="1154"/>
  </office:meta>
</office:document-meta>
</file>